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66cc00" draw:marker-start-width="0.252cm" draw:marker-end-width="0.252cm" draw:fill-color="#000000" draw:opacity="25%" draw:textarea-horizontal-align="justify" draw:textarea-vertical-align="middle" draw:auto-grow-height="false" fo:min-height="4.957cm" fo:min-width="1.65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66cc00" draw:marker-start-width="0.252cm" draw:marker-end-width="0.252cm" draw:fill-color="#000000" draw:opacity="25%" draw:textarea-horizontal-align="justify" draw:textarea-vertical-align="middle" draw:auto-grow-height="false" fo:min-height="8.005cm" fo:min-width="1.651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66cc00" draw:marker-start-width="0.252cm" draw:marker-end-width="0.252cm" draw:fill-color="#000000" draw:opacity="25%" draw:textarea-horizontal-align="justify" draw:textarea-vertical-align="middle" draw:auto-grow-height="false" fo:min-height="11.18cm" fo:min-width="1.651cm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115ea6" draw:fill-color="#115ea6" draw:opacity="100%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stroke="none" svg:stroke-color="#115ea6" draw:fill-color="#115ea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stroke="none" svg:stroke-color="#115ea6" draw:fill-color="#115ea6" draw:textarea-horizontal-align="justify" draw:textarea-vertical-align="middle" draw:auto-grow-height="false" fo:min-height="0.464cm" fo:min-width="0.2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svg:stroke-color="#115ea6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2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7cm"/>
    </style:style>
    <style:style style:name="P1" style:family="paragraph">
      <loext:graphic-properties draw:fill-color="#000000" draw:opacity="25%"/>
      <style:paragraph-properties fo:text-align="center"/>
    </style:style>
    <style:style style:name="P2" style:family="paragraph">
      <loext:graphic-properties draw:fill-color="#115ea6" draw:opacity="100%"/>
      <style:paragraph-properties fo:text-align="center"/>
    </style:style>
    <style:style style:name="P3" style:family="paragraph">
      <loext:graphic-properties draw:fill-color="#115ea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1cm" svg:height="5.207cm" svg:x="15.613cm" svg:y="4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1cm" svg:height="8.255cm" svg:x="11.649cm" svg:y="2.7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51cm" svg:height="8.255cm" svg:x="7.585cm" svg:y="2.7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151cm" svg:height="11.43cm" svg:x="3.575cm" svg:y="1.0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016cm" svg:height="1.016cm" svg:x="4.175cm" svg:y="1.6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3" draw:id="id3" draw:layer="layout" svg:width="1.016cm" svg:height="1.016cm" svg:x="4.175cm" svg:y="4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4" draw:id="id4" draw:layer="layout" svg:width="1.016cm" svg:height="1.016cm" svg:x="4.175cm" svg:y="7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5" draw:id="id5" draw:layer="layout" svg:width="1.016cm" svg:height="1.016cm" svg:x="4.175cm" svg:y="10.8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2" draw:id="id2" draw:layer="layout" svg:width="1.016cm" svg:height="1.016cm" svg:x="8.198cm" svg:y="3.2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6" draw:id="id6" draw:layer="layout" svg:width="1.016cm" svg:height="1.016cm" svg:x="8.198cm" svg:y="6.2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7" draw:id="id7" draw:layer="layout" svg:width="1.016cm" svg:height="1.016cm" svg:x="8.198cm" svg:y="9.3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8" draw:id="id8" draw:layer="layout" svg:width="1.016cm" svg:height="1.016cm" svg:x="12.22cm" svg:y="3.2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9" draw:id="id9" draw:layer="layout" svg:width="1.016cm" svg:height="1.016cm" svg:x="12.22cm" svg:y="6.2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10" draw:id="id10" draw:layer="layout" svg:width="1.016cm" svg:height="1.016cm" svg:x="12.22cm" svg:y="9.3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xml:id="id11" draw:id="id11" draw:layer="layout" svg:width="1.016cm" svg:height="1.016cm" svg:x="16.24cm" svg:y="4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12" draw:id="id12" draw:layer="layout" svg:width="1.016cm" svg:height="1.01cm" svg:x="16.24cm" svg:y="7.7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4" draw:layer="layout" draw:type="line" svg:x1="5.043cm" svg:y1="2.566cm" svg:x2="8.198cm" svg:y2="3.729cm" draw:start-shape="id1" draw:start-glue-point="9" draw:end-shape="id2" draw:end-glue-point="6" svg:d="M5043 2566l3155 1163" svg:viewBox="0 0 3156 1164">
          <text:p/>
        </draw:connector>
        <draw:connector draw:style-name="gr7" draw:text-style-name="P4" draw:layer="layout" draw:type="line" svg:x1="5.191cm" svg:y1="5.246cm" svg:x2="8.198cm" svg:y2="3.729cm" draw:start-shape="id3" draw:start-glue-point="10" draw:end-shape="id2" draw:end-glue-point="6" svg:d="M5191 5246l3007-1517" svg:viewBox="0 0 3008 1518">
          <text:p/>
        </draw:connector>
        <draw:connector draw:style-name="gr7" draw:text-style-name="P4" draw:layer="layout" draw:type="line" svg:x1="5.191cm" svg:y1="8.309cm" svg:x2="8.346cm" svg:y2="4.089cm" draw:start-shape="id4" draw:start-glue-point="10" draw:end-shape="id2" draw:end-glue-point="7" svg:d="M5191 8309l3155-4220" svg:viewBox="0 0 3156 4221">
          <text:p/>
        </draw:connector>
        <draw:connector draw:style-name="gr7" draw:text-style-name="P4" draw:layer="layout" draw:type="line" svg:x1="5.043cm" svg:y1="10.989cm" svg:x2="8.706cm" svg:y2="4.237cm" draw:start-shape="id5" draw:start-glue-point="11" draw:end-shape="id2" draw:end-glue-point="8" svg:d="M5043 10989l3663-6752" svg:viewBox="0 0 3664 6753">
          <text:p/>
        </draw:connector>
        <draw:connector draw:style-name="gr7" draw:text-style-name="P4" draw:layer="layout" draw:type="line" svg:x1="5.043cm" svg:y1="2.566cm" svg:x2="8.346cm" svg:y2="6.409cm" draw:start-shape="id1" draw:start-glue-point="9" draw:end-shape="id6" draw:end-glue-point="5" svg:d="M5043 2566l3303 3843" svg:viewBox="0 0 3304 3844">
          <text:p/>
        </draw:connector>
        <draw:connector draw:style-name="gr7" draw:text-style-name="P4" draw:layer="layout" draw:type="line" svg:x1="5.191cm" svg:y1="5.246cm" svg:x2="8.198cm" svg:y2="6.769cm" draw:start-shape="id3" draw:start-glue-point="10" draw:end-shape="id6" draw:end-glue-point="6" svg:d="M5191 5246l3007 1523" svg:viewBox="0 0 3008 1524">
          <text:p/>
        </draw:connector>
        <draw:connector draw:style-name="gr7" draw:text-style-name="P4" draw:layer="layout" draw:type="line" svg:x1="5.191cm" svg:y1="8.309cm" svg:x2="8.198cm" svg:y2="6.769cm" draw:start-shape="id4" draw:start-glue-point="10" draw:end-shape="id6" draw:end-glue-point="6" svg:d="M5191 8309l3007-1540" svg:viewBox="0 0 3008 1541">
          <text:p/>
        </draw:connector>
        <draw:connector draw:style-name="gr7" draw:text-style-name="P4" draw:layer="layout" draw:type="line" svg:x1="5.043cm" svg:y1="10.989cm" svg:x2="8.346cm" svg:y2="7.129cm" draw:start-shape="id5" draw:start-glue-point="11" draw:end-shape="id6" draw:end-glue-point="7" svg:d="M5043 10989l3303-3860" svg:viewBox="0 0 3304 3861">
          <text:p/>
        </draw:connector>
        <draw:connector draw:style-name="gr7" draw:text-style-name="P4" draw:layer="layout" draw:type="line" svg:x1="5.043cm" svg:y1="2.566cm" svg:x2="8.706cm" svg:y2="9.326cm" draw:start-shape="id1" draw:start-glue-point="9" draw:end-shape="id7" draw:end-glue-point="4" svg:d="M5043 2566l3663 6760" svg:viewBox="0 0 3664 6761">
          <text:p/>
        </draw:connector>
        <draw:connector draw:style-name="gr7" draw:text-style-name="P4" draw:layer="layout" draw:type="line" svg:x1="5.191cm" svg:y1="5.246cm" svg:x2="8.346cm" svg:y2="9.474cm" draw:start-shape="id3" draw:start-glue-point="10" draw:end-shape="id7" draw:end-glue-point="5" svg:d="M5191 5246l3155 4228" svg:viewBox="0 0 3156 4229">
          <text:p/>
        </draw:connector>
        <draw:connector draw:style-name="gr7" draw:text-style-name="P4" draw:layer="layout" draw:type="line" svg:x1="5.191cm" svg:y1="8.309cm" svg:x2="8.198cm" svg:y2="9.834cm" draw:start-shape="id4" draw:start-glue-point="10" draw:end-shape="id7" draw:end-glue-point="6" svg:d="M5191 8309l3007 1525" svg:viewBox="0 0 3008 1526">
          <text:p/>
        </draw:connector>
        <draw:connector draw:style-name="gr7" draw:text-style-name="P4" draw:layer="layout" draw:type="line" svg:x1="5.043cm" svg:y1="10.989cm" svg:x2="8.198cm" svg:y2="9.834cm" draw:start-shape="id5" draw:start-glue-point="11" draw:end-shape="id7" draw:end-glue-point="6" svg:d="M5043 10989l3155-1155" svg:viewBox="0 0 3156 1156">
          <text:p/>
        </draw:connector>
        <draw:connector draw:style-name="gr7" draw:text-style-name="P4" draw:layer="layout" draw:type="line" svg:x1="9.214cm" svg:y1="3.729cm" svg:x2="12.22cm" svg:y2="3.732cm" draw:start-shape="id2" draw:start-glue-point="10" draw:end-shape="id8" draw:end-glue-point="6" svg:d="M9214 3729l3006 3" svg:viewBox="0 0 3007 4">
          <text:p/>
        </draw:connector>
        <draw:connector draw:style-name="gr7" draw:text-style-name="P4" draw:layer="layout" draw:type="line" svg:x1="9.214cm" svg:y1="3.729cm" svg:x2="12.368cm" svg:y2="6.412cm" draw:start-shape="id2" draw:start-glue-point="10" draw:end-shape="id9" draw:end-glue-point="5" svg:d="M9214 3729l3154 2683" svg:viewBox="0 0 3155 2684">
          <text:p/>
        </draw:connector>
        <draw:connector draw:style-name="gr7" draw:text-style-name="P4" draw:layer="layout" draw:type="line" svg:x1="9.214cm" svg:y1="3.729cm" svg:x2="12.368cm" svg:y2="9.475cm" draw:start-shape="id2" draw:start-glue-point="10" draw:end-shape="id10" draw:end-glue-point="5" svg:d="M9214 3729l3154 5746" svg:viewBox="0 0 3155 5747">
          <text:p/>
        </draw:connector>
        <draw:connector draw:style-name="gr7" draw:text-style-name="P4" draw:layer="layout" draw:type="line" svg:x1="9.214cm" svg:y1="6.769cm" svg:x2="12.22cm" svg:y2="6.772cm" draw:start-shape="id6" draw:start-glue-point="10" draw:end-shape="id9" draw:end-glue-point="6" svg:d="M9214 6769l3006 3" svg:viewBox="0 0 3007 4">
          <text:p/>
        </draw:connector>
        <draw:connector draw:style-name="gr7" draw:text-style-name="P4" draw:layer="layout" draw:type="line" svg:x1="9.214cm" svg:y1="6.769cm" svg:x2="12.22cm" svg:y2="3.732cm" draw:start-shape="id6" draw:start-glue-point="10" draw:end-shape="id8" draw:end-glue-point="6" svg:d="M9214 6769l3006-3037" svg:viewBox="0 0 3007 3038">
          <text:p/>
        </draw:connector>
        <draw:connector draw:style-name="gr7" draw:text-style-name="P4" draw:layer="layout" draw:type="line" svg:x1="9.214cm" svg:y1="6.769cm" svg:x2="12.22cm" svg:y2="9.835cm" draw:start-shape="id6" draw:start-glue-point="10" draw:end-shape="id10" draw:end-glue-point="6" svg:d="M9214 6769l3006 3066" svg:viewBox="0 0 3007 3067">
          <text:p/>
        </draw:connector>
        <draw:connector draw:style-name="gr7" draw:text-style-name="P4" draw:layer="layout" draw:type="line" svg:x1="9.214cm" svg:y1="9.834cm" svg:x2="12.22cm" svg:y2="9.835cm" draw:start-shape="id7" draw:start-glue-point="10" draw:end-shape="id10" draw:end-glue-point="6" svg:d="M9214 9834l3006 1" svg:viewBox="0 0 3007 2">
          <text:p/>
        </draw:connector>
        <draw:connector draw:style-name="gr7" draw:text-style-name="P4" draw:layer="layout" draw:type="line" svg:x1="9.214cm" svg:y1="9.834cm" svg:x2="12.368cm" svg:y2="7.132cm" draw:start-shape="id7" draw:start-glue-point="10" draw:end-shape="id9" draw:end-glue-point="7" svg:d="M9214 9834l3154-2702" svg:viewBox="0 0 3155 2703">
          <text:p/>
        </draw:connector>
        <draw:connector draw:style-name="gr7" draw:text-style-name="P4" draw:layer="layout" draw:type="line" svg:x1="9.214cm" svg:y1="9.834cm" svg:x2="12.368cm" svg:y2="4.092cm" draw:start-shape="id7" draw:start-glue-point="10" draw:end-shape="id8" draw:end-glue-point="7" svg:d="M9214 9834l3154-5742" svg:viewBox="0 0 3155 5743">
          <text:p/>
        </draw:connector>
        <draw:connector draw:style-name="gr7" draw:text-style-name="P4" draw:layer="layout" draw:type="line" svg:x1="13.236cm" svg:y1="6.772cm" svg:x2="16.24cm" svg:y2="5.255cm" draw:start-shape="id9" draw:start-glue-point="10" draw:end-shape="id11" draw:end-glue-point="6" svg:d="M13236 6772l3004-1517" svg:viewBox="0 0 3005 1518">
          <text:p/>
        </draw:connector>
        <draw:connector draw:style-name="gr7" draw:text-style-name="P4" draw:layer="layout" draw:type="line" svg:x1="13.236cm" svg:y1="6.772cm" svg:x2="16.24cm" svg:y2="8.298cm" draw:start-shape="id9" draw:start-glue-point="10" draw:end-shape="id12" draw:end-glue-point="6" svg:d="M13236 6772l3004 1526" svg:viewBox="0 0 3005 1527">
          <text:p/>
        </draw:connector>
        <draw:connector draw:style-name="gr7" draw:text-style-name="P4" draw:layer="layout" draw:type="line" svg:x1="13.088cm" svg:y1="9.475cm" svg:x2="16.24cm" svg:y2="8.298cm" draw:start-shape="id10" draw:start-glue-point="11" draw:end-shape="id12" draw:end-glue-point="6" svg:d="M13088 9475l3152-1177" svg:viewBox="0 0 3153 1178">
          <text:p/>
        </draw:connector>
        <draw:connector draw:style-name="gr7" draw:text-style-name="P4" draw:layer="layout" draw:type="line" svg:x1="13.088cm" svg:y1="9.475cm" svg:x2="16.388cm" svg:y2="5.615cm" draw:start-shape="id10" draw:start-glue-point="11" draw:end-shape="id11" draw:end-glue-point="7" svg:d="M13088 9475l3300-3860" svg:viewBox="0 0 3301 3861">
          <text:p/>
        </draw:connector>
        <draw:connector draw:style-name="gr7" draw:text-style-name="P4" draw:layer="layout" draw:type="line" svg:x1="13.088cm" svg:y1="4.092cm" svg:x2="16.24cm" svg:y2="5.255cm" draw:start-shape="id8" draw:start-glue-point="9" draw:end-shape="id11" draw:end-glue-point="6" svg:d="M13088 4092l3152 1163" svg:viewBox="0 0 3153 1164">
          <text:p/>
        </draw:connector>
        <draw:connector draw:style-name="gr7" draw:text-style-name="P4" draw:layer="layout" draw:type="line" svg:x1="13.088cm" svg:y1="4.092cm" svg:x2="16.388cm" svg:y2="7.941cm" draw:start-shape="id8" draw:start-glue-point="9" draw:end-shape="id12" draw:end-glue-point="5" svg:d="M13088 4092l3300 3849" svg:viewBox="0 0 3301 3850">
          <text:p/>
        </draw:connector>
        <draw:frame draw:style-name="gr8" draw:text-style-name="P5" draw:layer="layout" svg:width="0.463cm" svg:height="0.53cm" svg:x="4.429cm" svg:y="2.02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5" draw:layer="layout" svg:width="0.454cm" svg:height="0.53cm" svg:x="4.479cm" svg:y="4.99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5" draw:layer="layout" svg:width="0.458cm" svg:height="0.53cm" svg:x="4.429cm" svg:y="8.04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5" draw:layer="layout" svg:width="0.463cm" svg:height="0.53cm" svg:x="4.462cm" svg:y="11.09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5" draw:layer="layout" svg:width="0.573cm" svg:height="0.53cm" svg:x="16.429cm" svg:y="4.97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5" draw:layer="layout" svg:width="0.564cm" svg:height="0.53cm" svg:x="16.438cm" svg:y="8.02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5" draw:layer="layout" svg:width="0.762cm" svg:height="0.53cm" svg:x="8.366cm" svg:y="3.45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5" draw:layer="layout" svg:width="0.758cm" svg:height="0.53cm" svg:x="8.366cm" svg:y="6.50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5" draw:layer="layout" svg:width="0.758cm" svg:height="0.53cm" svg:x="8.366cm" svg:y="9.54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5" draw:layer="layout" svg:width="0.758cm" svg:height="0.53cm" svg:x="12.307cm" svg:y="3.45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5" draw:layer="layout" svg:width="0.754cm" svg:height="0.53cm" svg:x="12.311cm" svg:y="6.501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5" draw:layer="layout" svg:width="0.754cm" svg:height="0.53cm" svg:x="12.311cm" svg:y="9.54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6" draw:layer="layout" svg:width="2.822cm" svg:height="0.806cm" svg:x="3.286cm" svg:y="12.557cm">
          <draw:text-box>
            <text:p><text:span text:style-name="T1">Input layer</text:span></text:p>
          </draw:text-box>
        </draw:frame>
        <draw:frame draw:style-name="gr10" draw:text-style-name="P6" draw:layer="layout" svg:width="3.702cm" svg:height="0.806cm" svg:x="6.95cm" svg:y="11.087cm">
          <draw:text-box>
            <text:p><text:span text:style-name="T1">Hidden layer 1</text:span></text:p>
          </draw:text-box>
        </draw:frame>
        <draw:frame draw:style-name="gr10" draw:text-style-name="P6" draw:layer="layout" svg:width="3.702cm" svg:height="0.806cm" svg:x="10.887cm" svg:y="11.087cm">
          <draw:text-box>
            <text:p><text:span text:style-name="T1">Hidden layer 2</text:span></text:p>
          </draw:text-box>
        </draw:frame>
        <draw:frame draw:style-name="gr11" draw:text-style-name="P6" draw:layer="layout" svg:width="3.207cm" svg:height="0.806cm" svg:x="15.17cm" svg:y="9.463cm">
          <draw:text-box>
            <text:p><text:span text:style-name="T1">Output lay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4T19:25:33.393155131</meta:creation-date>
    <dc:date>2016-11-19T16:22:50.093050528</dc:date>
    <meta:editing-duration>PT46M55S</meta:editing-duration>
    <meta:editing-cycles>23</meta:editing-cycles>
    <meta:generator>LibreOffice/5.2.2.2$Linux_X86_64 LibreOffice_project/20m0$Build-2</meta:generator>
    <meta:document-statistic meta:object-count="59"/>
  </office:meta>
</office:document-meta>
</file>

<file path=Object 1/content.xml><?xml version="1.0" encoding="utf-8"?>
<math xmlns="http://www.w3.org/1998/Math/MathML" display="block">
  <semantics>
    <msub>
      <mi>i</mi>
      <mn>0</mn>
    </msub>
    <annotation encoding="StarMath 5.0">i_0</annotation>
  </semantics>
</math>
</file>

<file path=Object 10/content.xml><?xml version="1.0" encoding="utf-8"?>
<math xmlns="http://www.w3.org/1998/Math/MathML" display="block">
  <semantics>
    <msub>
      <mi>x</mi>
      <mn>1,0</mn>
    </msub>
    <annotation encoding="StarMath 5.0">x_1,0</annotation>
  </semantics>
</math>
</file>

<file path=Object 11/content.xml><?xml version="1.0" encoding="utf-8"?>
<math xmlns="http://www.w3.org/1998/Math/MathML" display="block">
  <semantics>
    <msub>
      <mi>x</mi>
      <mn>1,1</mn>
    </msub>
    <annotation encoding="StarMath 5.0">x_1,1</annotation>
  </semantics>
</math>
</file>

<file path=Object 12/content.xml><?xml version="1.0" encoding="utf-8"?>
<math xmlns="http://www.w3.org/1998/Math/MathML" display="block">
  <semantics>
    <msub>
      <mi>x</mi>
      <mn>1,2</mn>
    </msub>
    <annotation encoding="StarMath 5.0">x_1,2</annotation>
  </semantics>
</math>
</file>

<file path=Object 2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4/content.xml><?xml version="1.0" encoding="utf-8"?>
<math xmlns="http://www.w3.org/1998/Math/MathML" display="block">
  <semantics>
    <msub>
      <mi>i</mi>
      <mn>3</mn>
    </msub>
    <annotation encoding="StarMath 5.0">i_3</annotation>
  </semantics>
</math>
</file>

<file path=Object 5/content.xml><?xml version="1.0" encoding="utf-8"?>
<math xmlns="http://www.w3.org/1998/Math/MathML" display="block">
  <semantics>
    <msub>
      <mi>o</mi>
      <mn>0</mn>
    </msub>
    <annotation encoding="StarMath 5.0">o_0</annotation>
  </semantics>
</math>
</file>

<file path=Object 6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7/content.xml><?xml version="1.0" encoding="utf-8"?>
<math xmlns="http://www.w3.org/1998/Math/MathML" display="block">
  <semantics>
    <msub>
      <mi>x</mi>
      <mn>0,0</mn>
    </msub>
    <annotation encoding="StarMath 5.0">x_0,0</annotation>
  </semantics>
</math>
</file>

<file path=Object 8/content.xml><?xml version="1.0" encoding="utf-8"?>
<math xmlns="http://www.w3.org/1998/Math/MathML" display="block">
  <semantics>
    <msub>
      <mi>x</mi>
      <mn>0,1</mn>
    </msub>
    <annotation encoding="StarMath 5.0">x_0,1</annotation>
  </semantics>
</math>
</file>

<file path=Object 9/content.xml><?xml version="1.0" encoding="utf-8"?>
<math xmlns="http://www.w3.org/1998/Math/MathML" display="block">
  <semantics>
    <msub>
      <mi>x</mi>
      <mn>0,2</mn>
    </msub>
    <annotation encoding="StarMath 5.0">x_0,2</annotation>
  </semantics>
</math>
</file>